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7.653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5.184cm"/>
    </style:style>
    <style:style style:name="co7" style:family="table-column">
      <style:table-column-properties fo:break-before="auto" style:column-width="16.461cm"/>
    </style:style>
    <style:style style:name="co8" style:family="table-column">
      <style:table-column-properties fo:break-before="auto" style:column-width="13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Date</text:p>
          </table:table-cell>
          <table:table-cell table:style-name="ce6" office:value-type="string">
            <text:p>Week</text:p>
          </table:table-cell>
          <table:table-cell table:style-name="ce4" office:value-type="string">
            <text:p>Day</text:p>
          </table:table-cell>
          <table:table-cell table:style-name="ce1" office:value-type="string">
            <text:p>MSc Project Task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office:value-type="string">
            <text:p>30<text:span text:style-name="T1">th</text:span> Mar</text:p>
          </table:table-cell>
          <table:table-cell table:style-name="Default"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Read, make notes, and summarize from 2 paper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office:value-type="string">
            <text:p>31<text:span text:style-name="T1">st</text:span> Mar</text:p>
          </table:table-cell>
          <table:table-cell table:style-name="Default" office:value-type="float" office:value="0">
            <text:p>0</text:p>
          </table:table-cell>
          <table:table-cell office:value-type="string">
            <text:p>Sun</text:p>
          </table:table-cell>
          <table:table-cell office:value-type="string">
            <text:p>Read, make notes, and summarize from 3 paper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<text:span text:style-name="T1">st</text:span> Apr</text:p>
          </table:table-cell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2<text:span text:style-name="T1">nd</text:span> Apr</text:p>
          </table:table-cell>
          <table:table-cell office:value-type="float" office:value="1">
            <text:p>1</text:p>
          </table:table-cell>
          <table:table-cell office:value-type="string">
            <text:p>Tues</text:p>
          </table:table-cell>
          <table:table-cell office:value-type="string">
            <text:p>Read, make notes, and summarize from 2 papers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2"/>
          <table:table-cell/>
          <table:table-cell table:style-name="ce5" office:value-type="string">
            <text:p>3<text:span text:style-name="T1">rd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Wed</text:p>
          </table:table-cell>
          <table:table-cell office:value-type="string">
            <text:p>Presentation of initial background research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Research and summarise from 7 papers for grad project</text:p>
          </table:table-cell>
          <table:table-cell table:style-name="ce2" office:value-type="string">
            <text:p>2<text:span text:style-name="T1">nd</text:span> April</text:p>
          </table:table-cell>
          <table:table-cell/>
          <table:table-cell table:style-name="ce5" office:value-type="string">
            <text:p>4<text:span text:style-name="T1">th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2" office:value-type="string">
            <text:p>3<text:span text:style-name="T1">rd</text:span> April</text:p>
          </table:table-cell>
          <table:table-cell/>
          <table:table-cell table:style-name="ce5" office:value-type="string">
            <text:p>5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Fri</text:p>
          </table:table-cell>
          <table:table-cell office:value-type="string">
            <text:p>Print off 7 papers on CRFs/RNN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2"/>
          <table:table-cell/>
          <table:table-cell table:style-name="ce5" office:value-type="string">
            <text:p>6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Sat</text:p>
          </table:table-cell>
          <table:table-cell office:value-type="string">
            <text:p>Make 2 week plan to pres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2"/>
          <table:table-cell/>
          <table:table-cell table:style-name="ce5" office:value-type="string">
            <text:p>7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Sun</text:p>
          </table:table-cell>
          <table:table-cell office:value-type="string">
            <text:p>Build IMU .py scripts (graph and cluster function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2"/>
          <table:table-cell/>
          <table:table-cell table:style-name="ce5" office:value-type="string">
            <text:p>8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Read / make notes from 1 pap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5" office:value-type="string">
            <text:p>9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Read / make notes from 1 paper</text:p>
          </table:table-cell>
          <table:table-cell office:value-type="string">
            <text:p>Read ML textbook, 19.0 – 19.6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10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Wed</text:p>
          </table:table-cell>
          <table:table-cell office:value-type="string">
            <text:p>Go to meeting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1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2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Fri</text:p>
          </table:table-cell>
          <table:table-cell office:value-type="string">
            <text:p>Python: add supervised learning functionality to IMU datasets</text:p>
          </table:table-cell>
          <table:table-cell office:value-type="string">
            <text:p>Python: setup git repo for projec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13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4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5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office:value-type="string">
            <text:p>16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7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Wed</text:p>
          </table:table-cell>
          <table:table-cell office:value-type="string">
            <text:p>Find further 5 papers relating to CRFs/RNNs and action/motion analysis</text:p>
          </table:table-cell>
          <table:table-cell office:value-type="string">
            <text:p>Create research papers folder and file previous papers</text:p>
          </table:table-cell>
          <table:table-cell/>
        </table:table-row>
        <table:table-row table:style-name="ro2">
          <table:table-cell/>
          <table:table-cell office:value-type="string">
            <text:p>Find further 5 papers relating to CRFs/RNNs and action/motion analysis</text:p>
          </table:table-cell>
          <table:table-cell office:value-type="string">
            <text:p>17<text:span text:style-name="T1">th</text:span> Apr</text:p>
          </table:table-cell>
          <table:table-cell/>
          <table:table-cell office:value-type="string">
            <text:p>18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Thurs</text:p>
          </table:table-cell>
          <table:table-cell office:value-type="string">
            <text:p>Setup laptop for CUDA / TF GPU</text:p>
          </table:table-cell>
          <table:table-cell office:value-type="string">
            <text:p>Read and complete programs in 'Python ML', ch 16</text:p>
          </table:table-cell>
          <table:table-cell/>
        </table:table-row>
        <table:table-row table:style-name="ro2">
          <table:table-cell/>
          <table:table-cell office:value-type="string">
            <text:p>Create research papers folder and file previous papers</text:p>
          </table:table-cell>
          <table:table-cell office:value-type="string">
            <text:p>17<text:span text:style-name="T1">th</text:span> Apr</text:p>
          </table:table-cell>
          <table:table-cell/>
          <table:table-cell office:value-type="string">
            <text:p>19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Fri</text:p>
          </table:table-cell>
          <table:table-cell office:value-type="string">
            <text:p>URL link review: “Overview of Conditional Random Fields”</text:p>
          </table:table-cell>
          <table:table-cell office:value-type="string">
            <text:p>URL link review: “Performing Sequence Labelling using CRF in Python”</text:p>
          </table:table-cell>
          <table:table-cell/>
        </table:table-row>
        <table:table-row table:style-name="ro2">
          <table:table-cell/>
          <table:table-cell office:value-type="string">
            <text:p>Setup laptop for CUDA / TF GPU</text:p>
          </table:table-cell>
          <table:table-cell office:value-type="string">
            <text:p>18<text:span text:style-name="T1">th</text:span> Apr</text:p>
          </table:table-cell>
          <table:table-cell/>
          <table:table-cell office:value-type="string">
            <text:p>20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ad and complete programs in 'Python ML', ch 16</text:p>
          </table:table-cell>
          <table:table-cell office:value-type="string">
            <text:p>18<text:span text:style-name="T1">th</text:span> Apr</text:p>
          </table:table-cell>
          <table:table-cell/>
          <table:table-cell office:value-type="string">
            <text:p>21<text:span text:style-name="T1">st</text:span> Apr</text:p>
          </table:table-cell>
          <table:table-cell office:value-type="float" office:value="3">
            <text:p>3</text:p>
          </table:table-cell>
          <table:table-cell office:value-type="string">
            <text:p>Sun</text:p>
          </table:table-cell>
          <table:table-cell table:number-columns-repeated="2" office:value-type="string">
            <text:p>URL link review: “Conditional Random Fields for Sequence Prediction”</text:p>
          </table:table-cell>
          <table:table-cell/>
        </table:table-row>
        <table:table-row table:style-name="ro2">
          <table:table-cell/>
          <table:table-cell office:value-type="string">
            <text:p>URL link review: “Overview of Conditional Random Fields”</text:p>
          </table:table-cell>
          <table:table-cell office:value-type="string">
            <text:p>19<text:span text:style-name="T1">th</text:span> Apr</text:p>
          </table:table-cell>
          <table:table-cell/>
          <table:table-cell office:value-type="string">
            <text:p>22<text:span text:style-name="T1">nd</text:span> Apr</text:p>
          </table:table-cell>
          <table:table-cell office:value-type="float" office:value="4">
            <text:p>4</text:p>
          </table:table-cell>
          <table:table-cell office:value-type="string">
            <text:p>Mon</text:p>
          </table:table-cell>
          <table:table-cell table:style-name="ce2" office:value-type="string">
            <text:p>Make RNN / CRF presentation (2 slides each, 1 description, 1 usefulnes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Performing Sequence Labelling using CRF in Python”</text:p>
          </table:table-cell>
          <table:table-cell office:value-type="string">
            <text:p>19<text:span text:style-name="T1">th</text:span> Apr</text:p>
          </table:table-cell>
          <table:table-cell/>
          <table:table-cell office:value-type="string">
            <text:p>23<text:span text:style-name="T1">rd</text:span> Apr</text:p>
          </table:table-cell>
          <table:table-cell office:value-type="float" office:value="4">
            <text:p>4</text:p>
          </table:table-cell>
          <table:table-cell office:value-type="string">
            <text:p>Tues</text:p>
          </table:table-cell>
          <table:table-cell office:value-type="string">
            <text:p>Print and file: 'Feature learning papers', 'Medical stuff', 'RNN stuff', 'CRF stuff'</text:p>
          </table:table-cell>
          <table:table-cell office:value-type="string">
            <text:p>Paper review: “Conditional Random Fields for Activity Recognition in Smart Environments”</text:p>
          </table:table-cell>
          <table:table-cell/>
        </table:table-row>
        <table:table-row table:style-name="ro2">
          <table:table-cell/>
          <table:table-cell office:value-type="string">
            <text:p>URL link review: “Conditional Random Field Tutorial in PyTorch”</text:p>
          </table:table-cell>
          <table:table-cell office:value-type="string">
            <text:p>21<text:span text:style-name="T1">st</text:span> Apr</text:p>
          </table:table-cell>
          <table:table-cell/>
          <table:table-cell office:value-type="string">
            <text:p>24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Wed</text:p>
          </table:table-cell>
          <table:table-cell office:value-type="string">
            <text:p>Paper review: “Deep, Convolutional, and Recurrent Models for HAR using Wearables”</text:p>
          </table:table-cell>
          <table:table-cell office:value-type="string">
            <text:p>Do RNN / CRF presentation</text:p>
          </table:table-cell>
          <table:table-cell/>
        </table:table-row>
        <table:table-row table:style-name="ro2">
          <table:table-cell/>
          <table:table-cell office:value-type="string">
            <text:p>URL link review: “Conditional Random Fields for Sequence Prediction”</text:p>
          </table:table-cell>
          <table:table-cell office:value-type="string">
            <text:p>21<text:span text:style-name="T1">st</text:span> Apr</text:p>
          </table:table-cell>
          <table:table-cell/>
          <table:table-cell office:value-type="string">
            <text:p>25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Thurs</text:p>
          </table:table-cell>
          <table:table-cell office:value-type="string">
            <text:p>Go for 1-on-1 meeting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Make RNN / CRF presentation (2 slides each, 1 description, 1 usefulness)</text:p>
          </table:table-cell>
          <table:table-cell office:value-type="string">
            <text:p>22<text:span text:style-name="T1">nd</text:span> Apr</text:p>
          </table:table-cell>
          <table:table-cell/>
          <table:table-cell office:value-type="string">
            <text:p>26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Fri</text:p>
          </table:table-cell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Type up and make import points from: “CRFs as RNNs”</text:p>
          </table:table-cell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</table:table-row>
        <table:table-row table:style-name="ro2">
          <table:table-cell/>
          <table:table-cell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7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Sat</text:p>
          </table:table-cell>
          <table:table-cell office:value-type="string">
            <text:p>Type up and make import points from: “CRFs for AR in Smart Environments”</text:p>
          </table:table-cell>
          <table:table-cell office:value-type="string">
            <text:p>Type up and make import points from: “Deep, Conv, and Recurrent Models for HAR using Wearables”</text:p>
          </table:table-cell>
          <table:table-cell/>
        </table:table-row>
        <table:table-row table:style-name="ro2">
          <table:table-cell/>
          <table:table-cell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8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Sun</text:p>
          </table:table-cell>
          <table:table-cell office:value-type="string">
            <text:p>Paper review: “Deep Recurrent NN for Mobile HAR with High Throughput”</text:p>
          </table:table-cell>
          <table:table-cell office:value-type="string">
            <text:p>Find, print, file, and make plan for papers regarding RNNs for HAR</text:p>
          </table:table-cell>
          <table:table-cell office:value-type="string">
            <text:p>Paper review: “Hidden CRFs for Gesture Recognition”</text:p>
          </table:table-cell>
        </table:table-row>
        <table:table-row table:style-name="ro2">
          <table:table-cell/>
          <table:table-cell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29<text:span text:style-name="T1">th</text:span> Apr</text:p>
          </table:table-cell>
          <table:table-cell office:value-type="float" office:value="5">
            <text:p>5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 RNN / CRF presentation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30<text:span text:style-name="T1">th</text:span> Apr</text:p>
          </table:table-cell>
          <table:table-cell office:value-type="float" office:value="5">
            <text:p>5</text:p>
          </table:table-cell>
          <table:table-cell office:value-type="string">
            <text:p>Tues</text:p>
          </table:table-cell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Programming: Download/setup suit data and create diffs plot function</text:p>
          </table:table-cell>
          <table:table-cell/>
        </table:table-row>
        <table:table-row table:style-name="ro2">
          <table:table-cell/>
          <table:table-cell office:value-type="string">
            <text:p>Go for 1-on-1 meeting</text:p>
          </table:table-cell>
          <table:table-cell office:value-type="string">
            <text:p>25<text:span text:style-name="T1">th</text:span> Apr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1<text:span text:style-name="T1">st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Wed</text:p>
          </table:table-cell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Programming: add function to extract statistical features of joint files + print results to separate .csv</text:p>
          </table:table-cell>
          <table:table-cell/>
        </table:table-row>
        <table:table-row table:style-name="ro2">
          <table:table-cell/>
          <table:table-cell office:value-type="string">
            <text:p>Type up and make import points from: “CRFs as RNNs”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2<text:span text:style-name="T1">nd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Thurs</text:p>
          </table:table-cell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Programming: create extract/dynamic visualisation functions for all-data files</text:p>
          </table:table-cell>
          <table:table-cell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3<text:span text:style-name="T1">rd</text:span> May</text:p>
          </table:table-cell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CRFs for AR in Smart Environments”</text:p>
          </table:table-cell>
          <table:table-cell office:value-type="string">
            <text:p>27<text:span text:style-name="T1">th</text:span> Apr</text:p>
          </table:table-cell>
          <table:table-cell/>
          <table:table-cell office:value-type="string">
            <text:p>4<text:span text:style-name="T1">th</text:span> May</text:p>
          </table:table-cell>
          <table:table-cell office:value-type="float" office:value="5">
            <text:p>5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Deep, Conv, and Recurrent Models for HAR using Wearables”</text:p>
          </table:table-cell>
          <table:table-cell office:value-type="string">
            <text:p>27<text:span text:style-name="T1">th</text:span> Apr</text:p>
          </table:table-cell>
          <table:table-cell/>
          <table:table-cell office:value-type="string">
            <text:p>5<text:span text:style-name="T1">th</text:span> May</text:p>
          </table:table-cell>
          <table:table-cell office:value-type="float" office:value="5">
            <text:p>5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Deep Recurrent NN for Mobile HAR with High Throughput”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6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nd, print, file, and make plan for papers regarding RNNs for HAR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7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dden CRFs for Gesture Recognition”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8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30<text:span text:style-name="T1">th</text:span> Apr</text:p>
          </table:table-cell>
          <table:table-cell/>
          <table:table-cell office:value-type="string">
            <text:p>9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Download/setup suit data and create diffs plot function</text:p>
          </table:table-cell>
          <table:table-cell office:value-type="string">
            <text:p>30<text:span text:style-name="T1">th</text:span> Apr</text:p>
          </table:table-cell>
          <table:table-cell/>
          <table:table-cell office:value-type="string">
            <text:p>10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1<text:span text:style-name="T1">st</text:span> May</text:p>
          </table:table-cell>
          <table:table-cell/>
          <table:table-cell office:value-type="string">
            <text:p>11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add function to extract statistical features of joint files + print results to separate .csv</text:p>
          </table:table-cell>
          <table:table-cell office:value-type="string">
            <text:p>1<text:span text:style-name="T1">st</text:span> May</text:p>
          </table:table-cell>
          <table:table-cell/>
          <table:table-cell office:value-type="string">
            <text:p>12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2<text:span text:style-name="T1">nd</text:span> May</text:p>
          </table:table-cell>
          <table:table-cell/>
          <table:table-cell office:value-type="string">
            <text:p>13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create extract/dynamic visualisation functions for all-data files</text:p>
          </table:table-cell>
          <table:table-cell office:value-type="string">
            <text:p>2<text:span text:style-name="T1">nd</text:span> May</text:p>
          </table:table-cell>
          <table:table-cell/>
          <table:table-cell office:value-type="string">
            <text:p>14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5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 office:value-type="string">
            <text:p>3<text:span text:style-name="T1">rd</text:span> May</text:p>
          </table:table-cell>
          <table:table-cell table:style-name="ce3" office:value-type="string">
            <text:p><text:span text:style-name="T2">Paper review: </text:span><text:span text:style-name="T3">“Actionness Ranking with Lattice Conditional Ordinal Random Fields”</text:span></text:p>
          </table:table-cell>
          <table:table-cell table:number-columns-repeated="2"/>
          <table:table-cell office:value-type="string">
            <text:p>16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 office:value-type="string">
            <text:p>3<text:span text:style-name="T1">rd</text:span> May</text:p>
          </table:table-cell>
          <table:table-cell office:value-type="string">
            <text:p>Paper review: “Long-term Recurrent Convolutional Networks for Visual Recognition and Description”</text:p>
          </table:table-cell>
          <table:table-cell table:number-columns-repeated="2"/>
          <table:table-cell office:value-type="string">
            <text:p>17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 office:value-type="string">
            <text:p>4<text:span text:style-name="T1">th</text:span> May</text:p>
          </table:table-cell>
          <table:table-cell office:value-type="string">
            <text:p>Programming: add data cube processing function</text:p>
          </table:table-cell>
          <table:table-cell table:number-columns-repeated="2"/>
          <table:table-cell office:value-type="string">
            <text:p>18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 office:value-type="string">
            <text:p>4<text:span text:style-name="T1">th</text:span> May</text:p>
          </table:table-cell>
          <table:table-cell office:value-type="string">
            <text:p>Paper review: “Sequential Deep Learning for Human Action Recognition”</text:p>
          </table:table-cell>
          <table:table-cell table:number-columns-repeated="2"/>
          <table:table-cell office:value-type="string">
            <text:p>19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 office:value-type="string">
            <text:p>4<text:span text:style-name="T1">th</text:span> May</text:p>
          </table:table-cell>
          <table:table-cell office:value-type="string">
            <text:p>Paper review: “Differential RNNs for Action Recognition”</text:p>
          </table:table-cell>
          <table:table-cell table:number-columns-repeated="2"/>
          <table:table-cell office:value-type="string">
            <text:p>20<text:span text:style-name="T1">th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 office:value-type="string">
            <text:p>5<text:span text:style-name="T1">th</text:span> May</text:p>
          </table:table-cell>
          <table:table-cell office:value-type="string">
            <text:p>Paper review: “Spatio-Temporal LSTM with Trust Gates for 3D HAR”</text:p>
          </table:table-cell>
          <table:table-cell table:number-columns-repeated="2"/>
          <table:table-cell office:value-type="string">
            <text:p>21<text:span text:style-name="T1">st</text:span> May</text:p>
          </table:table-cell>
          <table:table-cell office:value-type="float" office:value="8">
            <text:p>8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office:value-type="string">
            <text:p>5<text:span text:style-name="T1">th</text:span> May</text:p>
          </table:table-cell>
          <table:table-cell office:value-type="string">
            <text:p>Paper review: “Co-Occurrence Feature Learning for Skeleton Based AR using Regularized DLSTM Networks”</text:p>
          </table:table-cell>
          <table:table-cell table:number-columns-repeated="2"/>
          <table:table-cell office:value-type="string">
            <text:p>22<text:span text:style-name="T1">n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 office:value-type="string">
            <text:p>5<text:span text:style-name="T1">th</text:span> May</text:p>
          </table:table-cell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table:number-columns-repeated="2"/>
          <table:table-cell office:value-type="string">
            <text:p>23<text:span text:style-name="T1">r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 office:value-type="string">
            <text:p>6<text:span text:style-name="T1">th</text:span> May</text:p>
          </table:table-cell>
          <table:table-cell office:value-type="string">
            <text:p>Paper review: “Online Detection and Classification of Dynamic Hand Gestures with Recurrent 3D CNNs”</text:p>
          </table:table-cell>
          <table:table-cell table:number-columns-repeated="2"/>
          <table:table-cell office:value-type="string">
            <text:p>24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 office:value-type="string">
            <text:p>6<text:span text:style-name="T1">th</text:span> May</text:p>
          </table:table-cell>
          <table:table-cell office:value-type="string">
            <text:p><text:span text:style-name="T2">Type up and make import points from</text:span>: “Hidden CRFs for Gesture Recognition”</text:p>
          </table:table-cell>
          <table:table-cell table:number-columns-repeated="2"/>
          <table:table-cell office:value-type="string">
            <text:p>25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 office:value-type="string">
            <text:p>6<text:span text:style-name="T1">th</text:span> May</text:p>
          </table:table-cell>
          <table:table-cell office:value-type="string">
            <text:p><text:span text:style-name="T2">Type up and make import points from</text:span>: “Hierarchical Recurrent Neural Network for Skeleton Based AR”</text:p>
          </table:table-cell>
          <table:table-cell table:number-columns-repeated="2"/>
          <table:table-cell office:value-type="string">
            <text:p>26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 office:value-type="string">
            <text:p>7<text:span text:style-name="T1">th</text:span> May</text:p>
          </table:table-cell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table:number-columns-repeated="2"/>
          <table:table-cell office:value-type="string">
            <text:p>27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 office:value-type="string">
            <text:p>7<text:span text:style-name="T1">th</text:span> May</text:p>
          </table:table-cell>
          <table:table-cell table:style-name="ce3" office:value-type="string">
            <text:p><text:span text:style-name="T2">Type up and make import points from: </text:span><text:span text:style-name="T3">“Actionness Ranking with Lattice Conditional Ordinal Random Fields”</text:span></text:p>
          </table:table-cell>
          <table:table-cell table:number-columns-repeated="2"/>
          <table:table-cell office:value-type="string">
            <text:p>28<text:span text:style-name="T1">th</text:span> May</text:p>
          </table:table-cell>
          <table:table-cell office:value-type="float" office:value="9">
            <text:p>9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office:value-type="string">
            <text:p>7<text:span text:style-name="T1">th</text:span> May</text:p>
          </table:table-cell>
          <table:table-cell office:value-type="string">
            <text:p><text:span text:style-name="T2">Type up and make import points from</text:span>: “Long-term Recurrent CNNs for Visual Recognition and Description”</text:p>
          </table:table-cell>
          <table:table-cell table:number-columns-repeated="2"/>
          <table:table-cell office:value-type="string">
            <text:p>29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30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31<text:span text:style-name="T1">st</text:span> May</text:p>
          </table:table-cell>
          <table:table-cell office:value-type="float" office:value="9">
            <text:p>9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Models for Contextual Human Motion Recognition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Random People: Tracking Humans with CRFs and Grid Filters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Deep Convolutional and LSTM Recurrent NNs for Multimodal Wearable AR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HAR and Pattern Discovery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An Analysis of Single-Layer Networks in Unsupervised Feature Learning'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Simultaneous Feature Learning and Hash Coding with Deep Neural Networks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Discriminative Unsupervised Feature Learning with CNNs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Write 2-3 preliminary pages of report on background research and tasks undertaken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Type up and organize notes from papers (separate sections for CRF/RNN/feature learn, etc)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URL link review: “Lecture 13: Variational Inference: Mean Field Approximation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Read and take notes from 'Sequence Modeling: Recurrent and Recursive Nets'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3/05/2019</text:date>, <text:time>15:2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5-03T15:23:42.71</dc:date>
    <meta:editing-duration>PT4H35M30S</meta:editing-duration>
    <meta:editing-cycles>59</meta:editing-cycles>
    <meta:generator>OpenOffice/4.1.5$Win32 OpenOffice.org_project/415m1$Build-9789</meta:generator>
    <meta:document-statistic meta:table-count="3" meta:cell-count="341" meta:object-count="0"/>
  </office:meta>
</office:document-meta>
</file>